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C5695C418A446F411B.png" manifest:media-type="image/png"/>
  <manifest:file-entry manifest:full-path="Pictures/10000001000005DB000003E9C359D5794840CDFD.png" manifest:media-type="image/png"/>
  <manifest:file-entry manifest:full-path="Pictures/10000001000005DB000003E9D8D1C11E32F9FE19.png" manifest:media-type="image/png"/>
  <manifest:file-entry manifest:full-path="Pictures/10000001000005DA000003DA834DFB9537071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0.032cm" svg:width="17cm" svg:height="12.82cm" draw:z-index="0"><draw:image xlink:href="Pictures/10000001000005DA000003DA834DFB95370718DF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x="0.106cm" svg:y="0.236cm" svg:width="17cm" svg:height="11.352cm" draw:z-index="1"><draw:image xlink:href="Pictures/10000001000005DB000003E9D8D1C11E32F9FE19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3" text:anchor-type="char" svg:width="17cm" svg:height="11.352cm" draw:z-index="2"><draw:image xlink:href="Pictures/10000001000005DB000003E9C359D5794840CD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8.608cm" draw:z-index="3"><draw:image xlink:href="Pictures/1000000100000578000002C5695C418A446F41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46:50.182478321</meta:creation-date>
    <dc:date>2023-11-10T12:12:15.297256479</dc:date>
    <meta:editing-duration>PT4M4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